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officeooo:paragraph-rsid="0067a343" style:font-size-asian="10pt" style:font-size-complex="10pt"/>
    </style:style>
    <style:style style:name="P6" style:family="paragraph" style:parent-style-name="Heading_20_2">
      <style:text-properties style:font-name="DejaVu Sans" fo:font-size="10pt" officeooo:paragraph-rsid="005d6ca8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6acc9b" officeooo:paragraph-rsid="006acc9b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69422e" officeooo:paragraph-rsid="0069422e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67a343" officeooo:paragraph-rsid="0067a343" fo:background-color="#ffffff" style:font-size-asian="10pt" style:font-size-complex="10pt"/>
    </style:style>
    <style:style style:name="P1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62c666" officeooo:paragraph-rsid="0062c666" fo:background-color="#ffffff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d6ca8" officeooo:paragraph-rsid="005db9f4" fo:background-color="#ffffff" style:font-size-asian="10pt" style:font-size-complex="10pt"/>
    </style:style>
    <style:style style:name="P1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753b4" officeooo:paragraph-rsid="00624646" fo:background-color="#ffffff" style:font-size-asian="10pt" style:font-size-complex="10pt"/>
    </style:style>
    <style:style style:name="P2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bee37" officeooo:paragraph-rsid="00624646" fo:background-color="#ffffff" style:font-size-asian="10pt" style:font-size-complex="10pt"/>
    </style:style>
    <style:style style:name="P2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9ab60" officeooo:paragraph-rsid="0049ab60" fo:background-color="#ffffff" style:font-size-asian="10pt" style:font-size-complex="10pt"/>
    </style:style>
    <style:style style:name="P2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394bc" officeooo:paragraph-rsid="00467a69" fo:background-color="#ffffff" style:font-size-asian="10pt" style:font-size-complex="10pt"/>
    </style:style>
    <style:style style:name="P2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f7ad2" officeooo:paragraph-rsid="0040b973" fo:background-color="#ffffff" style:font-size-asian="10pt" style:font-size-complex="10pt"/>
    </style:style>
    <style:style style:name="P2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e169a" officeooo:paragraph-rsid="003e169a" fo:background-color="#ffffff" style:font-size-asian="10pt" style:font-size-complex="10pt"/>
    </style:style>
    <style:style style:name="P2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16425" officeooo:paragraph-rsid="00416425" fo:background-color="#ffffff" style:font-size-asian="10pt" style:font-size-complex="10pt"/>
    </style:style>
    <style:style style:name="P2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d863b" officeooo:paragraph-rsid="003d863b" fo:background-color="#ffffff" style:font-size-asian="10pt" style:font-size-complex="10pt"/>
    </style:style>
    <style:style style:name="P2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8f696" officeooo:paragraph-rsid="0038f696" fo:background-color="#ffffff" style:font-size-asian="10pt" style:font-size-complex="10pt"/>
    </style:style>
    <style:style style:name="P2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353ab3" fo:background-color="#ffffff" style:font-size-asian="10pt" style:font-size-complex="10pt"/>
    </style:style>
    <style:style style:name="P2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3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b43ff" officeooo:paragraph-rsid="003b43ff" fo:background-color="#ffffff" style:font-size-asian="10pt" style:font-size-complex="10pt"/>
    </style:style>
    <style:style style:name="P3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6b983" officeooo:paragraph-rsid="0036b983" fo:background-color="#ffffff" style:font-size-asian="10pt" style:font-size-complex="10pt"/>
    </style:style>
    <style:style style:name="P3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6c40ba" officeooo:paragraph-rsid="006c40ba" fo:background-color="#ffffff" style:font-size-asian="10pt" style:font-size-complex="10pt"/>
    </style:style>
    <style:style style:name="P3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d6ca8" officeooo:paragraph-rsid="005db9f4" fo:background-color="#ffffff" style:font-size-asian="10pt" style:font-weight-asian="normal" style:font-size-complex="10pt" style:font-weight-complex="normal"/>
    </style:style>
    <style:style style:name="P3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d6ca8" officeooo:paragraph-rsid="005d6ca8" fo:background-color="#ffffff" style:font-size-asian="10pt" style:font-weight-asian="normal" style:font-size-complex="10pt" style:font-weight-complex="normal"/>
    </style:style>
    <style:style style:name="P3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3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37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38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39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40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41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42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43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44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45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46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47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48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49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50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T1" style:family="text">
      <style:text-properties fo:color="#222222" fo:background-color="#ffffff" loext:char-shading-value="0"/>
    </style:style>
    <style:style style:name="T2" style:family="text">
      <style:text-properties fo:color="#222222" fo:font-weight="bold" fo:background-color="#ffffff" loext:char-shading-value="0" style:font-weight-asian="bold" style:font-weight-complex="bold"/>
    </style:style>
    <style:style style:name="T3" style:family="text">
      <style:text-properties fo:color="#222222" style:font-name="Courier New" fo:font-weight="bold" fo:background-color="#ffffff" loext:char-shading-value="0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loext:char-shading-value="0" style:font-name-asian="Courier New" style:font-name-complex="Courier New"/>
    </style:style>
    <style:style style:name="T5" style:family="text">
      <style:text-properties fo:color="#222222" fo:font-size="10pt" fo:background-color="#ffffff" loext:char-shading-value="0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font-weight="bold" officeooo:rsid="0040b973" style:font-weight-asian="bold" style:font-weight-complex="bold"/>
    </style:style>
    <style:style style:name="T10" style:family="text">
      <style:text-properties fo:font-weight="bold" officeooo:rsid="00482bc6" style:font-weight-asian="bold" style:font-weight-complex="bold"/>
    </style:style>
    <style:style style:name="T11" style:family="text">
      <style:text-properties fo:font-weight="bold" officeooo:rsid="0044e914" style:font-weight-asian="bold" style:font-weight-complex="bold"/>
    </style:style>
    <style:style style:name="T12" style:family="text">
      <style:text-properties fo:font-weight="bold" officeooo:rsid="004da1c8" style:font-weight-asian="bold" style:font-weight-complex="bold"/>
    </style:style>
    <style:style style:name="T13" style:family="text">
      <style:text-properties fo:font-weight="bold" officeooo:rsid="004f8ed8" style:font-weight-asian="bold" style:font-weight-complex="bold"/>
    </style:style>
    <style:style style:name="T14" style:family="text">
      <style:text-properties fo:font-weight="bold" officeooo:rsid="00518841" style:font-weight-asian="bold" style:font-weight-complex="bold"/>
    </style:style>
    <style:style style:name="T15" style:family="text">
      <style:text-properties fo:font-weight="bold" officeooo:rsid="00680047" style:font-weight-asian="bold" style:font-weight-complex="bold"/>
    </style:style>
    <style:style style:name="T16" style:family="text">
      <style:text-properties fo:font-weight="bold" officeooo:rsid="006ded3c" style:font-weight-asian="bold" style:font-weight-complex="bold"/>
    </style:style>
    <style:style style:name="T17" style:family="text"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9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20" style:family="text">
      <style:text-properties officeooo:rsid="000c7a5c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officeooo:rsid="001381e8"/>
    </style:style>
    <style:style style:name="T23" style:family="text">
      <style:text-properties style:font-name="DejaVu Sans Mono"/>
    </style:style>
    <style:style style:name="T24" style:family="text">
      <style:text-properties style:font-name="DejaVu Sans Mono" officeooo:rsid="001381e8"/>
    </style:style>
    <style:style style:name="T25" style:family="text">
      <style:text-properties style:font-name="DejaVu Sans Mono" officeooo:rsid="00157df8"/>
    </style:style>
    <style:style style:name="T26" style:family="text">
      <style:text-properties style:font-name="DejaVu Sans Mono" style:font-weight-asian="normal" style:font-weight-complex="normal"/>
    </style:style>
    <style:style style:name="T27" style:family="text">
      <style:text-properties style:font-name="DejaVu Sans Mono" officeooo:rsid="002113d4" style:font-weight-asian="normal" style:font-weight-complex="normal"/>
    </style:style>
    <style:style style:name="T28" style:family="text">
      <style:text-properties officeooo:rsid="00157df8"/>
    </style:style>
    <style:style style:name="T29" style:family="text">
      <style:text-properties officeooo:rsid="001b0c4d"/>
    </style:style>
    <style:style style:name="T30" style:family="text">
      <style:text-properties officeooo:rsid="001bfa83"/>
    </style:style>
    <style:style style:name="T31" style:family="text">
      <style:text-properties officeooo:rsid="001d9be8"/>
    </style:style>
    <style:style style:name="T32" style:family="text">
      <style:text-properties officeooo:rsid="001f9123"/>
    </style:style>
    <style:style style:name="T33" style:family="text">
      <style:text-properties style:font-weight-asian="normal" style:font-weight-complex="normal"/>
    </style:style>
    <style:style style:name="T34" style:family="text">
      <style:text-properties officeooo:rsid="002113d4" style:font-weight-asian="normal" style:font-weight-complex="normal"/>
    </style:style>
    <style:style style:name="T35" style:family="text">
      <style:text-properties officeooo:rsid="00224597" style:font-weight-asian="normal" style:font-weight-complex="normal"/>
    </style:style>
    <style:style style:name="T36" style:family="text">
      <style:text-properties officeooo:rsid="002f2d56" style:font-weight-asian="normal" style:font-weight-complex="normal"/>
    </style:style>
    <style:style style:name="T37" style:family="text">
      <style:text-properties officeooo:rsid="0044e914" style:font-weight-asian="normal" style:font-weight-complex="normal"/>
    </style:style>
    <style:style style:name="T38" style:family="text">
      <style:text-properties officeooo:rsid="00482bc6" style:font-weight-asian="normal" style:font-weight-complex="normal"/>
    </style:style>
    <style:style style:name="T39" style:family="text">
      <style:text-properties officeooo:rsid="004b0b4b" style:font-weight-asian="normal" style:font-weight-complex="normal"/>
    </style:style>
    <style:style style:name="T40" style:family="text">
      <style:text-properties officeooo:rsid="00528aa9" style:font-weight-asian="normal" style:font-weight-complex="normal"/>
    </style:style>
    <style:style style:name="T41" style:family="text">
      <style:text-properties officeooo:rsid="005db9f4" style:font-weight-asian="normal" style:font-weight-complex="normal"/>
    </style:style>
    <style:style style:name="T42" style:family="text">
      <style:text-properties officeooo:rsid="006ded3c" style:font-weight-asian="normal" style:font-weight-complex="normal"/>
    </style:style>
    <style:style style:name="T43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44" style:family="text">
      <style:text-properties style:font-style-asian="normal" style:font-style-complex="normal"/>
    </style:style>
    <style:style style:name="T45" style:family="text">
      <style:text-properties officeooo:rsid="00264836"/>
    </style:style>
    <style:style style:name="T46" style:family="text">
      <style:text-properties officeooo:rsid="0027dd28"/>
    </style:style>
    <style:style style:name="T47" style:family="text">
      <style:text-properties officeooo:rsid="0029bcb0"/>
    </style:style>
    <style:style style:name="T48" style:family="text">
      <style:text-properties style:font-name="DejaVu Sans"/>
    </style:style>
    <style:style style:name="T49" style:family="text">
      <style:text-properties officeooo:rsid="002d30d4"/>
    </style:style>
    <style:style style:name="T50" style:family="text">
      <style:text-properties officeooo:rsid="00313a9e"/>
    </style:style>
    <style:style style:name="T51" style:family="text">
      <style:text-properties officeooo:rsid="003191c3"/>
    </style:style>
    <style:style style:name="T52" style:family="text">
      <style:text-properties officeooo:rsid="0031a82d"/>
    </style:style>
    <style:style style:name="T53" style:family="text">
      <style:text-properties officeooo:rsid="0033918b"/>
    </style:style>
    <style:style style:name="T54" style:family="text">
      <style:text-properties officeooo:rsid="00373c65"/>
    </style:style>
    <style:style style:name="T55" style:family="text">
      <style:text-properties officeooo:rsid="003c8e97"/>
    </style:style>
    <style:style style:name="T56" style:family="text">
      <style:text-properties officeooo:rsid="003f8dff"/>
    </style:style>
    <style:style style:name="T57" style:family="text">
      <style:text-properties officeooo:rsid="0040b973"/>
    </style:style>
    <style:style style:name="T58" style:family="text">
      <style:text-properties officeooo:rsid="0041ba3a"/>
    </style:style>
    <style:style style:name="T59" style:family="text">
      <style:text-properties officeooo:rsid="0044e914"/>
    </style:style>
    <style:style style:name="T60" style:family="text">
      <style:text-properties officeooo:rsid="0047d158"/>
    </style:style>
    <style:style style:name="T61" style:family="text">
      <style:text-properties officeooo:rsid="00518841"/>
    </style:style>
    <style:style style:name="T62" style:family="text">
      <style:text-properties officeooo:rsid="00528aa9"/>
    </style:style>
    <style:style style:name="T63" style:family="text">
      <style:text-properties officeooo:rsid="005aa051"/>
    </style:style>
    <style:style style:name="T64" style:family="text">
      <style:text-properties officeooo:rsid="0062ecb9"/>
    </style:style>
    <style:style style:name="T65" style:family="text">
      <style:text-properties officeooo:rsid="0063cb76"/>
    </style:style>
    <style:style style:name="T66" style:family="text">
      <style:text-properties officeooo:rsid="006ded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2454322340353839674" text:style-name="LS1">
        <text:list-item>
          <text:p text:style-name="P7">If no errors hide *Flycheck errors* <text:span text:style-name="T32">buffer</text:span></text:p>
        </text:list-item>
        <text:list-item>
          <text:p text:style-name="P8"><text:span text:style-name="T31">S</text:span>ave should restart <text:span text:style-name="T29">current compilation </text:span>(<text:span text:style-name="T30">potentially </text:span>kill<text:span text:style-name="T30">ing</text:span> existing).</text:p>
        </text:list-item>
        <text:list-item>
          <text:p text:style-name="P13">If number of errors change buffer should resized using the same logic as before.</text:p>
        </text:list-item>
        <text:list-item>
          <text:p text:style-name="P13">Clicking on the Flycheck button on the bottom menu should display errors buffers</text:p>
        </text:list-item>
      </text:list>
      <text:p text:style-name="P6">Genera<text:span text:style-name="T20">l</text:span> TODOS</text:p>
      <text:list xml:id="list214319148394110" text:continue-numbering="true" text:style-name="LS1">
        <text:list-item>
          <text:p text:style-name="P32">UFCS-syntax for template instantiations. <text:span text:style-name="T16">foo!(T,U)</text:span><text:span text:style-name="T66"> should equal either </text:span><text:span text:style-name="T16">T.!foo!U</text:span><text:span text:style-name="T42"> or </text:span><text:span text:style-name="T16">T!.foo!U</text:span></text:p>
        </text:list-item>
        <text:list-item>
          <text:p text:style-name="P14">Turn FloatRep and DoubleRep into either properties or template overloads.</text:p>
        </text:list-item>
        <text:list-item>
          <text:p text:style-name="P15">Detect duplicates: <text:span text:style-name="T6">version(print) version(print)</text:span></text:p>
        </text:list-item>
        <text:list-item>
          <text:p text:style-name="P16">The cast here should not be necessary: <text:span text:style-name="T15">bool x =</text:span><text:span text:style-name="T6"> cast(bool)uniform(0, 2);</text:span></text:p>
        </text:list-item>
        <text:list-item>
          <text:p text:style-name="P17">Detect <text:span text:style-name="T65">and warn about </text:span>duplicate calculations <text:span text:style-name="T64">of pure functions (constant folding) by adding a SHA1-hash table for all expressions.</text:span></text:p>
        </text:list-item>
        <text:list-item>
          <text:p text:style-name="P18"><text:span text:style-name="T33">Better message for </text:span><text:span text:style-name="T41">mutation of AA members in class constructors or functions called from class constructors.</text:span></text:p>
        </text:list-item>
        <text:list-item>
          <text:p text:style-name="P33"/>
        </text:list-item>
        <text:list-item>
          <text:p text:style-name="P33">Better message for unguarded indexings of AA:</text:p>
        </text:list-item>
        <text:list-item>
          <text:p text:style-name="P34"><text:s text:c="16"/>aa[key];</text:p>
        </text:list-item>
        <text:list-item>
          <text:p text:style-name="P34">instead of</text:p>
        </text:list-item>
        <text:list-item>
          <text:p text:style-name="P34"><text:s text:c="12"/>if (key in aa)</text:p>
        </text:list-item>
        <text:list-item>
          <text:p text:style-name="P34"><text:s text:c="16"/>aa[key];</text:p>
        </text:list-item>
        <text:list-item>
          <text:p text:style-name="P34"/>
        </text:list-item>
        <text:list-item>
          <text:p text:style-name="P19"><text:span text:style-name="T63">Better message for: v</text:span>ariable x cannot be read at compile time, <text:span text:style-name="T6">use if instead</text:span><text:line-break/><text:span text:style-name="T6">static if (x)</text:span></text:p>
        </text:list-item>
        <text:list-item>
          <text:p text:style-name="P20">Message Passing <text:span text:style-name="T61">should move R</text:span>eferences <text:span text:style-name="T61">types</text:span> if possible (<text:span text:style-name="T62">if builtin class property </text:span><text:span text:style-name="T13">r.isUnique </text:span><text:span text:style-name="T40">returns true</text:span>) otherwise it copies it <text:span text:style-name="T61">using </text:span><text:span text:style-name="T14">x.dup</text:span>: <text:span text:style-name="T12">http://forum.dlang.org/thread/gsvoayxonqyyjlcgfrvs@forum.dlang.org</text:span></text:p>
        </text:list-item>
        <text:list-item>
          <text:p text:style-name="P21">Does D optimize expressions such as string_name == “alpha” into only comparing 5 elements?</text:p>
        </text:list-item>
        <text:list-item>
          <text:p text:style-name="P22">Add keyword for spawn<text:span text:style-name="T60">ing</text:span> threads/fibers: <text:span text:style-name="T6">go f(x); </text:span><text:span text:style-name="T38">instead of current </text:span><text:span text:style-name="T10">spawn(&amp;f, x);</text:span><text:line-break/><text:span text:style-name="T59">similar to Go. See: </text:span><text:a xlink:type="simple" xlink:href="https://gobyexample.com/goroutines"><text:span text:style-name="T59">https://go</text:span></text:a><text:a xlink:type="simple" xlink:href="https://gobyexample.com/goroutines"><text:span text:style-name="T37">byexample.co</text:span></text:a><text:a xlink:type="simple" xlink:href="https://gobyexample.com/goroutines"><text:span text:style-name="T59">m/goroutines</text:span></text:a><text:span text:style-name="T59">.<text:line-break/>Perhaps<text:line-break/>- </text:span><text:span text:style-name="T11">sync f(x);</text:span><text:span text:style-name="T59"><text:line-break/>- </text:span><text:span text:style-name="T11">async f(x);</text:span><text:span text:style-name="T37"><text:line-break/></text:span><text:span text:style-name="T39">are good alternatives.</text:span></text:p>
        </text:list-item>
        <text:list-item>
          <text:p text:style-name="P23">Better <text:span text:style-name="T56">diagnostics</text:span> for<text:line-break/> <text:s text:c="3"/>auto v = [1, 2].ptr[0..$];<text:line-break/><text:span text:style-name="T57">Currently errors as: </text:span><text:span text:style-name="T9">Error: undefined identifier __dollar</text:span></text:p>
        </text:list-item>
        <text:list-item>
          <text:p text:style-name="P24">Fix better colorization of DDOC CSS templates</text:p>
        </text:list-item>
        <text:list-item>
          <text:p text:style-name="P25">Make comments accessible as builtin property <text:span text:style-name="T58">both in compile-time and run-time</text:span>.</text:p>
        </text:list-item>
        <text:list-item>
          <text:p text:style-name="P24">Highlight q{} in slanted</text:p>
        </text:list-item>
        <text:list-item>
          <text:p text:style-name="P26">debug-tip: debug writeln inside pure function</text:p>
        </text:list-item>
        <text:list-item>
          <text:p text:style-name="P27">This segfaults: <text:s/><text:line-break/>unittest {<text:line-break/> <text:s text:c="3"/>const x = [1];<text:line-break/> <text:s text:c="3"/>assert(x[] + x[]);<text:line-break/>}</text:p>
        </text:list-item>
        <text:list-item>
          <text:p text:style-name="P28"><text:span text:style-name="T52">Add Syntax for accessing </text:span>Template <text:span text:style-name="T53">Parameters from Instantiations</text:span></text:p>
        </text:list-item>
        <text:list-item>
          <text:p text:style-name="P30"><text:soft-page-break/><text:span text:style-name="T55">Copy Rust: </text:span>Pattern matching, <text:span text:style-name="T55">Integer Literals such 10i32</text:span></text:p>
        </text:list-item>
        <text:list-item>
          <text:p text:style-name="P31">Only unittest used parts of imported modules. <text:span text:style-name="T54">This requires logic that figures which unittest that depend on a given function (which is imported).</text:span></text:p>
        </text:list-item>
        <text:list-item>
          <text:p text:style-name="P29">Add check<text:span text:style-name="T47">s</text:span> for unused returns in strictly pure functional calls in dmd <text:span text:style-name="T47">(either by default or when warnings are activated)</text:span>. Is there a property to check for this in dmd.?</text:p>
        </text:list-item>
        <text:list-item>
          <text:p text:style-name="P44"><text:span text:style-name="T36">Behaviour of </text:span><text:span text:style-name="T6">class_name?.</text:span><text:span text:style-name="T8">member</text:span>:</text:p>
        </text:list-item>
        <text:list-item>
          <text:p text:style-name="P45"><text:span text:style-name="T7">null</text:span><text:span text:style-name="T49"> or </text:span><text:span text:style-name="T7">member.init</text:span><text:span text:style-name="T49">?</text:span></text:p>
        </text:list-item>
        <text:list-item>
          <text:p text:style-name="P45"><text:span text:style-name="T49">When </text:span><text:span text:style-name="T7">class_name</text:span><text:span text:style-name="T49"> is </text:span><text:span text:style-name="T7">null</text:span><text:span text:style-name="T49">?</text:span></text:p>
        </text:list-item>
        <text:list-item>
          <text:p text:style-name="P46"><text:span text:style-name="T6">Just</text:span>, <text:span text:style-name="T6">maybe</text:span></text:p>
        </text:list-item>
        <text:list-item>
          <text:p text:style-name="P47">@nullable</text:p>
        </text:list-item>
        <text:list-item>
          <text:p text:style-name="P9">Elisp-Style Operators Logical or: Use Operator <text:span text:style-name="T6">??</text:span></text:p>
        </text:list-item>
        <text:list-item>
          <text:p text:style-name="P10"><text:span text:style-name="T48">Units: </text:span><text:line-break/><text:span text:style-name="T46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45">https://github.com/klickverbot/phobos/blob/units/std/units.d</text:span></text:a><text:span text:style-name="T45"><text:line-break/>http://forum.dlang.org/thread/ifo2m5$19ru$1@digitalmars.com</text:span></text:p>
        </text:list-item>
        <text:list-item>
          <text:p text:style-name="P11">Implement “<text:span text:style-name="T44">get context at point in file”</text:span> in DMD similar to what libclang does.</text:p>
        </text:list-item>
        <text:list-item>
          <text:p text:style-name="P12"><text:span text:style-name="T22">A</text:span>dd function qualifier attribute <text:span text:style-name="T26">@portable</text:span><text:span text:style-name="T27"> </text:span><text:span text:style-name="T34">ensuring that fundamental </text:span><text:span text:style-name="T43">behaviour </text:span><text:span text:style-name="T34">will be portable across different target platforms. For example function doesn't use</text:span></text:p>
        </text:list-item>
        <text:list-item>
          <text:p text:style-name="P48">range and pointer casts from bytes to shorts etc.</text:p>
        </text:list-item>
        <text:list-item>
          <text:p text:style-name="P49"><text:span text:style-name="T34">u</text:span><text:span text:style-name="T33">nions </text:span><text:span text:style-name="T35">with</text:span></text:p>
        </text:list-item>
        <text:list-item>
          <text:p text:style-name="P35"><text:span text:style-name="T24">std.algorithm.</text:span><text:span text:style-name="T23">reduce</text:span> should guess its unit argument based on fun <text:span text:style-name="T28">and </text:span><text:span text:style-name="T25">CommonType</text:span><text:span text:style-name="T28"> of input arguments according</text:span>:</text:p>
        </text:list-item>
        <text:list-item>
          <text:p text:style-name="P50">+, -: 0</text:p>
        </text:list-item>
        <text:list-item>
          <text:p text:style-name="P50">*: 1</text:p>
        </text:list-item>
        <text:list-item>
          <text:p text:style-name="P36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37">Stack-trace for failed unittests or debuggable</text:p>
        </text:list-item>
        <text:list-item>
          <text:p text:style-name="P39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3659905999598297641" text:style-name="LS2">
        <text:list-item>
          <text:p text:style-name="P40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40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40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40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38">Improve compiler context feedback for incorrect code in mixins <text:span text:style-name="T51">by printing the contents of the mixin together with showing were in the mixin the problem occurred.</text:span></text:p>
        </text:list-item>
        <text:list-item>
          <text:p text:style-name="P43"><text:span text:style-name="T5">Make "Foreach Restrictions" at </text:span><text:a xlink:type="simple" xlink:href="http://dlang.org/statement.html"><text:span text:style-name="T21">http</text:span></text:a><text:a xlink:type="simple" xlink:href="http://dlang.org/statement.html"><text:span text:style-name="T21">://</text:span></text:a><text:a xlink:type="simple" xlink:href="http://dlang.org/statement.html"><text:span text:style-name="T21">dlang</text:span></text:a><text:a xlink:type="simple" xlink:href="http://dlang.org/statement.html"><text:span text:style-name="T21">.</text:span></text:a><text:a xlink:type="simple" xlink:href="http://dlang.org/statement.html"><text:span text:style-name="T21">org</text:span></text:a><text:a xlink:type="simple" xlink:href="http://dlang.org/statement.html"><text:span text:style-name="T21">/</text:span></text:a><text:a xlink:type="simple" xlink:href="http://dlang.org/statement.html"><text:span text:style-name="T21">statement</text:span></text:a><text:a xlink:type="simple" xlink:href="http://dlang.org/statement.html"><text:span text:style-name="T21">.</text:span></text:a><text:a xlink:type="simple" xlink:href="http://dlang.org/statement.html"><text:span text:style-name="T21">html</text:span></text:a><text:span text:style-name="T5"> error in compiler </text:span></text:p>
        </text:list-item>
        <text:list-item>
          <text:p text:style-name="P40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40"><text:span text:style-name="T1">Better Error Message for: member function templates with missing extra ()<text:line-break/></text:span><text:span text:style-name="T3">@property pure @safe nothrow real magnitudeSquared() const if </text:span><text:soft-page-break/><text:span text:style-name="T3">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38">When Comparing Constants String-literals warn about duplicates</text:p>
          <text:list>
            <text:list-item>
              <text:p text:style-name="P38">if-else-if conditions and</text:p>
            </text:list-item>
            <text:list-item>
              <text:p text:style-name="P38">switch cases</text:p>
            </text:list-item>
          </text:list>
        </text:list-item>
        <text:list-item>
          <text:p text:style-name="P40">Error About <text:span text:style-name="T6">Duplicate Conditions</text:span> if-else-if-chains or switchs. May require CTFE.</text:p>
        </text:list-item>
        <text:list-item>
          <text:p text:style-name="P40">Builtin Memoization of Code Generation and Evaluation of Unit Tests and Perhaps Also pure functions (<text:span text:style-name="T6">Killer App!</text:span>)</text:p>
        </text:list-item>
        <text:list-item>
          <text:p text:style-name="P40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8">ptrdiff_t d =</text:span><text:span text:style-name="T17"> </text:span><text:span text:style-name="T18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40"><text:span text:style-name="T6">Persistent CTFE Memoization</text:span>: Requires Compiler + Source Code Hashing</text:p>
          <text:list>
            <text:list-item>
              <text:p text:style-name="P40">Compiler Caching</text:p>
            </text:list-item>
            <text:list-item>
              <text:p text:style-name="P40">Could be shared of Network</text:p>
            </text:list-item>
            <text:list-item>
              <text:p text:style-name="P40">Write them on disk so user can see result of CTFE</text:p>
            </text:list-item>
            <text:list-item>
              <text:p text:style-name="P40">Extend <text:span text:style-name="T19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4347388707961825469" text:style-name="LS3">
        <text:list-item>
          <text:p text:style-name="P41">Highlight <text:span text:style-name="T6">DDoc</text:span> Comment Tags and Sections in Emacs for example</text:p>
          <text:list>
            <text:list-item>
              <text:p text:style-name="P41">$(D alpha)</text:p>
            </text:list-item>
            <text:list-item>
              <text:p text:style-name="P41">Returns: </text:p>
            </text:list-item>
          </text:list>
        </text:list-item>
        <text:list-item>
          <text:p text:style-name="P41">And Overloads for single character operations on text markings</text:p>
          <text:list>
            <text:list-item>
              <text:p text:style-name="P41">b: Bold</text:p>
            </text:list-item>
            <text:list-item>
              <text:p text:style-name="P41">i: Italic</text:p>
            </text:list-item>
            <text:list-item>
              <text:p text:style-name="P41">p: Parameter</text:p>
            </text:list-item>
            <text:list-item>
              <text:p text:style-name="P41">etc</text:p>
            </text:list-item>
          </text:list>
        </text:list-item>
        <text:list-item>
          <text:p text:style-name="P41"><text:span text:style-name="T19">assert</text:span> and <text:span text:style-name="T19">enforce</text:span> should either capture arguments and their values (say a and b) of expressions (say a == b) and print their string values along with their values as C++ does with expression templates. Maybe we could use lazy here. <text:span text:style-name="T50">For ranges it could also what element it fail ed to equal on.</text:span></text:p>
        </text:list-item>
        <text:list-item>
          <text:p text:style-name="P41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41">IDEs such as Eclipse DDT should understand how mixins are expanded and make these <text:span text:style-name="T6">expandable</text:span> in the editor</text:p>
        </text:list-item>
        <text:list-item>
          <text:p text:style-name="P41">Warn about unused returns in pure function calls</text:p>
        </text:list-item>
        <text:list-item>
          <text:p text:style-name="P41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4433683278126996773" text:style-name="LS4">
        <text:list-item>
          <text:p text:style-name="P42">Compiler should</text:p>
          <text:list>
            <text:list-item>
              <text:p text:style-name="P42">Warn about unused imports like Ada for example. This should be easy to fix.</text:p>
            </text:list-item>
            <text:list-item>
              <text:p text:style-name="P42">Explain why template instantiations with concept requirements doesn’t fullfil their needs:</text:p>
              <text:list>
                <text:list-item>
                  <text:p text:style-name="P42"><text:soft-page-break/>For example for <text:span text:style-name="T19">opIndex</text:span> and length needs to be implemented for functions that operate <text:span text:style-name="T19">RandomAccessRanges</text:span> for example retro.</text:p>
                </text:list-item>
                <text:list-item>
                  <text:p text:style-name="P42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dc:creator>Per Nordlöw</dc:creator>
    <meta:editing-cycles>101</meta:editing-cycles>
    <dc:date>2014-08-20T21:43:18.533407189</dc:date>
    <meta:editing-duration>PT4H55M41S</meta:editing-duration>
    <meta:document-statistic meta:table-count="1" meta:image-count="0" meta:object-count="0" meta:page-count="4" meta:paragraph-count="95" meta:word-count="1077" meta:character-count="7126" meta:non-whitespace-character-count="6153"/>
  </office:meta>
</office:document-meta>
</file>